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BA875082.png"/>
  <manifest:file-entry manifest:media-type="image/png" manifest:full-path="Pictures/100000000000032000000258931F8343.png"/>
  <manifest:file-entry manifest:media-type="image/png" manifest:full-path="Pictures/100000000000031A00000253D1D24142.png"/>
  <manifest:file-entry manifest:media-type="image/png" manifest:full-path="Pictures/1000000000000320000002581B42268A.png"/>
  <manifest:file-entry manifest:media-type="image/png" manifest:full-path="Pictures/1000000000000320000002585C39BAEF.png"/>
  <manifest:file-entry manifest:media-type="image/png" manifest:full-path="Pictures/1000000000000320000002580E1B1ACF.png"/>
  <manifest:file-entry manifest:media-type="image/png" manifest:full-path="Pictures/1000000000000320000002582C51995A.png"/>
  <manifest:file-entry manifest:media-type="image/png" manifest:full-path="Pictures/100000000000032000000258CA0C59C4.png"/>
  <manifest:file-entry manifest:media-type="image/png" manifest:full-path="Pictures/100000000000032000000258F6AEE96B.png"/>
  <manifest:file-entry manifest:media-type="image/png" manifest:full-path="Pictures/1000000000000320000002588695583A.png"/>
  <manifest:file-entry manifest:media-type="image/png" manifest:full-path="Pictures/10000000000003200000025871EEE600.png"/>
  <manifest:file-entry manifest:media-type="image/png" manifest:full-path="Pictures/1000000000000320000002589EFEFDEA.png"/>
  <manifest:file-entry manifest:media-type="image/png" manifest:full-path="Pictures/100000000000032000000258D2E4504B.pn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1-title">
      <style:graphic-properties draw:auto-grow-height="true" fo:min-height="3.506cm"/>
    </style:style>
    <style:style style:name="pr2" style:family="presentation" style:parent-style-name="Default1-subtitle">
      <style:graphic-properties draw:fill-color="#ffffff" draw:auto-grow-height="true" fo:min-height="13.859cm"/>
    </style:style>
    <style:style style:name="pr3" style:family="presentation" style:parent-style-name="Default1-notes">
      <style:graphic-properties draw:fill-color="#ffffff" draw:auto-grow-height="true" fo:min-height="12.572cm"/>
    </style:style>
    <style:style style:name="pr4" style:family="presentation" style:parent-style-name="Default1-title">
      <style:graphic-properties fo:min-height="3.506cm"/>
    </style:style>
    <style:style style:name="pr5" style:family="presentation" style:parent-style-name="Default1-outline1">
      <style:graphic-properties fo:min-height="13.859cm"/>
    </style:style>
    <style:style style:name="pr6" style:family="presentation" style:parent-style-name="Default1-notes">
      <style:graphic-properties draw:fill-color="#ffffff" fo:min-height="12.572cm"/>
    </style:style>
    <style:style style:name="P1" style:family="paragraph"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PyTorch (with baby steps)<text:line-break/><text:span text:style-name="T1">From y = x to training a ConvNet</text:span></text:p>
          </draw:text-box>
        </draw:frame>
        <draw:frame presentation:style-name="pr2" draw:text-style-name="P1" draw:layer="layout" svg:width="22.6cm" svg:height="13.859cm" svg:x="1.4cm" svg:y="4.914cm" presentation:class="subtitle" presentation:user-transformed="true">
          <draw:text-box>
            <text:p>Joshua L. Mitchell</text:p>
            <text:p/>
            <text:p><text:span text:style-name="T2"><text:a xlink:href="mailto:jlelonmitchell@gmail.com">jlelonmitchell@gmail.com</text:a></text:span></text:p>
            <text:p><text:span text:style-name="T3"/></text:p>
            <text:p><text:span text:style-name="T2">lelon.io</text:span></text:p>
            <text:p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">
        <draw:frame presentation:style-name="pr4" draw:layer="layout" svg:width="23cm" svg:height="3.506cm" svg:x="1cm" svg:y="0.837cm" presentation:class="title">
          <draw:text-box>
            <text:p>Some house-keeping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Feel free to ask questions at any point</text:p>
              </text:list-item>
              <text:list-item>
                <text:p>This presentation will be an overview of PyTorch with a focus on the concepts</text:p>
              </text:list-item>
              <text:list-item>
                <text:p>I highly recommend you follow along the tutorial (lots of self-contained examples)</text:p>
                <text:p><text:span text:style-name="T1"><text:a xlink:href="http://lelon.io/blog/2018/02/08/pytorch-with-baby-steps">http://lelon.io/blog/2018/02/08/pytorch-with-baby-steps</text:a></text:span></text:p>
              </text:list-item>
              <text:list-item>
                <text:p><text:span text:style-name="T1">Confession: I don't think you'll learn much by just watching this – the real insights come from hitting your head against the wall. My goal is to give you some starter intuition, vocabulary, and a big sandbox to play in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Forget Neural Nets for a sec, how do we make something really dumb, like y = x?</text:p>
              </text:list-item>
              <text:list-item>
                <text:p>Goal: start reaaally small. Build slowly.</text:p>
              </text:list-item>
              <text:list-item>
                <text:p>In (regular) python:</text:p>
                <text:p>x = 5</text:p>
                <text:p>y = x</text:p>
                <text:p>What's y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4.395cm" svg:x="1.4cm" svg:y="4.914cm" presentation:class="outline" presentation:user-transformed="true">
          <draw:text-box>
            <text:list text:style-name="L2">
              <text:list-header>
                <text:p>In PyTorch:</text:p>
                <text:p>import torch</text:p>
                <text:p>x = torch.Tensor([5])</text:p>
                <text:p>y = x</text:p>
                <text:p>I couldn't find any pytorchy way to store a single variable (other than with a Tensor)</text:p>
                <text:p>Conclusion: pytorch doesn't mess around with that little league 1 variable B.S.</text:p>
                <text:p>Go big or go home. <text:s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bwmed" xlink:href="Pictures/1000000000000320000002585C39BAEF.png" xlink:type="simple" xlink:show="embed" xlink:actuate="onLoad"/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rectangles3" style:repeat="stretch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draw:background-size="border" draw:fill="bitmap" draw:fill-image-name="numbers3" style:repeat="stretch"/>
    </style:style>
    <style:style style:name="Mdp4" style:family="drawing-page">
      <style:drawing-page-properties draw:background-size="border" draw:fill="bitmap" draw:fill-image-name="ashapes8" style:repeat="stretch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draw:background-size="border" draw:fill="bitmap" draw:fill-image-name="tunnel_5f_box" draw:fill-image-width="0cm" draw:fill-image-height="0cm"/>
    </style:style>
    <style:style style:name="Mdp7" style:family="drawing-page">
      <style:drawing-page-properties draw:background-size="border" draw:fill="bitmap" draw:fill-image-name="blendscreen2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rededges-title">
      <style:graphic-properties draw:fill-color="#ffffff" draw:auto-grow-height="false" fo:min-height="3.507cm"/>
    </style:style>
    <style:style style:name="Mpr11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yt-tunnel-title">
      <style:graphic-properties draw:fill-color="#ffffff" draw:auto-grow-height="false" fo:min-height="3.507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2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3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7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4">
      <draw:frame presentation:style-name="Mpr10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11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1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6">
      <draw:frame presentation:style-name="Mpr17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18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8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8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7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2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2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3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3cm" svg:height="3.506cm" svg:x="1cm" svg:y="0.837cm" presentation:class="title" presentation:placeholder="true">
        <draw:text-box/>
      </draw:frame>
      <draw:frame presentation:style-name="Default1-outline1" draw:layer="backgroundobjects" svg:width="22.6cm" svg:height="13.859cm" svg:x="1.4cm" svg:y="4.914cm" presentation:class="outline" presentation:placeholder="true">
        <draw:text-box/>
      </draw:frame>
      <draw:frame presentation:style-name="Mpr2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ua Mitchell</meta:initial-creator>
    <meta:creation-date>2018-05-07T22:10:32.51</meta:creation-date>
    <meta:editing-duration>PT8M30S</meta:editing-duration>
    <meta:editing-cycles>2</meta:editing-cycles>
    <dc:date>2018-05-07T22:58:39.90</dc:date>
    <dc:creator>Joshua Mitchell</dc:creator>
    <meta:document-statistic meta:object-count="114"/>
    <meta:generator>OpenOffice/4.1.5$Win32 OpenOffice.org_project/415m1$Build-9789</meta:generator>
  </office:meta>
</office:document-meta>
</file>